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74.64pt"/>
    </style:style>
    <style:style style:name="co3" style:family="table-column">
      <style:table-column-properties fo:break-before="auto" style:column-width="80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-compare" table:style-name="ta1">
        <table:shapes>
          <draw:frame draw:z-index="0" draw:style-name="gr1" draw:text-style-name="P1" svg:width="453.51pt" svg:height="255.09pt" svg:x="296.31pt" svg:y="17.89pt">
            <draw:object draw:notify-on-update-of-ranges="'sort-compare'.A1:'sort-compare'.A1 'sort-compare'.A2:'sort-compare'.A11 'sort-compare'.B1:'sort-compare'.B1 'sort-compare'.B2:'sort-compare'.B11 'sort-compare'.C1:'sort-compare'.C1 'sort-compare'.C2:'sort-compare'.C11 'sort-compare'.D1:'sort-compare'.D1 'sort-compare'.D2:'sort-compare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<text:s/>Quick sort</text:p>
          </table:table-cell>
          <table:table-cell office:value-type="string" calcext:value-type="string">
            <text:p><text:s/>Bubble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" calcext:value-type="float">
            <text:p>0.0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15" calcext:value-type="float">
            <text:p>0.115</text:p>
          </table:table-cell>
          <table:table-cell office:value-type="float" office:value="0.074" calcext:value-type="float">
            <text:p>0.07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" calcext:value-type="float">
            <text:p>0.09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9" calcext:value-type="float">
            <text:p>0.1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18" calcext:value-type="float">
            <text:p>0.2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4" calcext:value-type="float">
            <text:p>0.2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4" calcext:value-type="float">
            <text:p>0.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5:23:48.247031420</dc:date>
    <meta:editing-duration>PT49S</meta:editing-duration>
    <meta:editing-cycles>1</meta:editing-cycles>
    <meta:document-statistic meta:table-count="1" meta:cell-count="44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6cm" svg:y="3.703cm" style:legend-expansion="high" chart:style-name="ch2"/>
        <chart:plot-area chart:style-name="ch3" table:cell-range-address="'sort-compare'.A1:'sort-compare'.D11" chart:data-source-has-labels="both" svg:x="0.32cm" svg:y="0.18cm" svg:width="11.476cm" svg:height="8.64cm">
          <chartooo:coordinate-region svg:x="1.418cm" svg:y="0.38cm" svg:width="9.847cm" svg:height="7.793cm"/>
          <chart:axis chart:dimension="x" chart:name="primary-x" chart:style-name="ch4" chartooo:axis-type="auto">
            <chartooo:date-scale/>
            <chart:categories table:cell-range-address="'sort-compare'.A2:'sort-compare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ort-compare'.B2:'sort-compare'.B11" chart:label-cell-address="'sort-compare'.B1:'sort-compare'.B1" chart:class="chart:line">
            <chart:data-point chart:repeated="10"/>
          </chart:series>
          <chart:series chart:style-name="ch7" chart:values-cell-range-address="'sort-compare'.C2:'sort-compare'.C11" chart:label-cell-address="'sort-compare'.C1:'sort-compare'.C1" chart:class="chart:line">
            <chart:data-point chart:repeated="10"/>
          </chart:series>
          <chart:series chart:style-name="ch8" chart:values-cell-range-address="'sort-compare'.D2:'sort-compare'.D11" chart:label-cell-address="'sort-compare'.D1:'sort-compare'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sort</text:p>
                <draw:g>
                  <svg:desc>'sort-compare'.B1:'sort-compare'.B1</svg:desc>
                </draw:g>
              </table:table-cell>
              <table:table-cell office:value-type="string">
                <text:p> Quick sort</text:p>
                <draw:g>
                  <svg:desc>'sort-compare'.C1:'sort-compare'.C1</svg:desc>
                </draw:g>
              </table:table-cell>
              <table:table-cell office:value-type="string">
                <text:p> Bubble sort</text:p>
                <draw:g>
                  <svg:desc>'sort-compare'.D1:'sort-compare'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-compare'.A2:'sort-compare'.A11</svg:desc>
                </draw:g>
              </table:table-cell>
              <table:table-cell office:value-type="float" office:value="0.028">
                <text:p>0.028</text:p>
                <draw:g>
                  <svg:desc>'sort-compare'.B2:'sort-compare'.B11</svg:desc>
                </draw:g>
              </table:table-cell>
              <table:table-cell office:value-type="float" office:value="0.05">
                <text:p>0.05</text:p>
                <draw:g>
                  <svg:desc>'sort-compare'.C2:'sort-compare'.C11</svg:desc>
                </draw:g>
              </table:table-cell>
              <table:table-cell office:value-type="float" office:value="0.017">
                <text:p>0.017</text:p>
                <draw:g>
                  <svg:desc>'sort-compare'.D2:'sort-compare'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4">
                <text:p>0.044</text:p>
              </table:table-cell>
              <table:table-cell office:value-type="float" office:value="0.034">
                <text:p>0.03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68">
                <text:p>0.068</text:p>
              </table:table-cell>
              <table:table-cell office:value-type="float" office:value="0.045">
                <text:p>0.04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1">
                <text:p>0.091</text:p>
              </table:table-cell>
              <table:table-cell office:value-type="float" office:value="0.058">
                <text:p>0.05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15">
                <text:p>0.115</text:p>
              </table:table-cell>
              <table:table-cell office:value-type="float" office:value="0.074">
                <text:p>0.07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39">
                <text:p>0.139</text:p>
              </table:table-cell>
              <table:table-cell office:value-type="float" office:value="0.09">
                <text:p>0.09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63">
                <text:p>0.163</text:p>
              </table:table-cell>
              <table:table-cell office:value-type="float" office:value="0.107">
                <text:p>0.107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9">
                <text:p>0.19</text:p>
              </table:table-cell>
              <table:table-cell office:value-type="float" office:value="0.12">
                <text:p>0.1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218">
                <text:p>0.218</text:p>
              </table:table-cell>
              <table:table-cell office:value-type="float" office:value="0.139">
                <text:p>0.13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44">
                <text:p>0.244</text:p>
              </table:table-cell>
              <table:table-cell office:value-type="float" office:value="0.146">
                <text:p>0.146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